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5a6aad" draw:textarea-horizontal-align="justify" draw:textarea-vertical-align="middle" draw:auto-grow-height="false" fo:min-height="8.95cm" fo:min-width="13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9cm" fo:min-width="5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76cm"/>
      <style:paragraph-properties style:writing-mode="lr-tb"/>
    </style:style>
    <style:style style:name="P1" style:family="paragraph">
      <loext:graphic-properties draw:fill-color="#5a6aa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fo:font-size="13pt" fo:font-weight="bold" fo:background-color="transparent" style:font-size-asian="13pt" style:font-weight-asian="bold" style:font-size-complex="13pt" style:font-weight-complex="bold"/>
    </style:style>
    <style:style style:name="T1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" style:family="text">
      <style:text-properties fo:color="#ffffff" fo:font-size="13pt" fo:font-weight="bold" fo:background-color="transparent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3cm" svg:height="9.2cm" svg:x="2.8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19cm" svg:height="2.499cm" svg:x="6.661cm" svg:y="5.424cm">
          <draw:text-box>
            <text:p><text:span text:style-name="T1">JerryFX</text:span></text:p>
            <text:p><text:span text:style-name="T2">DAS SCHACHPROGRAMM</text:span></text:p>
          </draw:text-box>
        </draw:frame>
        <draw:frame draw:style-name="gr3" draw:text-style-name="P3" draw:layer="layout" svg:width="3.076cm" svg:height="0.763cm" svg:x="14.1cm" svg:y="10.6cm">
          <draw:text-box>
            <text:p><text:span text:style-name="T2">v4.0 ALPH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0T09:32:16.224000000</meta:creation-date>
    <dc:date>2020-10-05T21:52:56.391000000</dc:date>
    <meta:editing-duration>PT3M39S</meta:editing-duration>
    <meta:editing-cycles>2</meta:editing-cycles>
    <meta:generator>LibreOffice/6.3.5.2$Windows_X86_64 LibreOffice_project/dd0751754f11728f69b42ee2af66670068624673</meta:generator>
    <meta:document-statistic meta:object-count="3"/>
  </office:meta>
</office:document-meta>
</file>